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color="#e8bf6a" style:font-name="JetBrains Mono"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 fo:font-weight="bold" style:font-weight-asian="bold" style:font-weight-complex="bold"/>
    </style:style>
    <style:style style:name="P8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JetBrains Mono"/>
    </style:style>
    <style:style style:name="T2" style:family="text">
      <style:text-properties style:font-name="JetBrains Mono" fo:background-color="#232525"/>
    </style:style>
    <style:style style:name="T3" style:family="text">
      <style:text-properties fo:color="#e8bf6a"/>
    </style:style>
    <style:style style:name="T4" style:family="text">
      <style:text-properties fo:color="#e8bf6a" style:font-name="JetBrains Mono"/>
    </style:style>
    <style:style style:name="T5" style:family="text">
      <style:text-properties fo:color="#bababa"/>
    </style:style>
    <style:style style:name="T6" style:family="text">
      <style:text-properties fo:color="#bababa" style:font-name="JetBrains Mono"/>
    </style:style>
    <style:style style:name="T7" style:family="text">
      <style:text-properties fo:color="#a5c261"/>
    </style:style>
    <style:style style:name="T8" style:family="text">
      <style:text-properties fo:color="#a5c261" style:font-name="JetBrains Mono"/>
    </style:style>
    <style:style style:name="T9" style:family="text">
      <style:text-properties fo:color="#9876aa" style:font-name="JetBrains Mono" fo:background-color="#23252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background-color="#232525"/>
    </style:style>
    <style:style style:name="T13" style:family="text">
      <style:text-properties fo:color="#6a8759" style:font-name="JetBrains Mono" fo:background-color="#232525"/>
    </style:style>
    <style:style style:name="T14" style:family="text">
      <style:text-properties fo:color="#cc7832" style:font-name="JetBrains Mono" fo:background-color="#232525"/>
    </style:style>
    <style:style style:name="T15" style:family="text">
      <style:text-properties fo:color="#cc7832" fo:background-color="#232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rch Table:</text:p>
      <text:p text:style-name="P3">&lt;search-table</text:p>
      <text:p text:style-name="P5"><text:span text:style-name="T3"><text:s text:c="8"/></text:span><text:span text:style-name="T6">:table-items</text:span><text:span text:style-name="T8">="</text:span><text:span text:style-name="T2">{{ json_encode(</text:span><text:span text:style-name="T9">$tenants</text:span><text:span text:style-name="T2">) }}</text:span><text:span text:style-name="T8">"</text:span></text:p>
      <text:p text:style-name="P5"><text:span text:style-name="T7"><text:s text:c="8"/></text:span><text:span text:style-name="T6">:headers</text:span><text:span text:style-name="T8">="</text:span><text:span text:style-name="T2">{{ json_encode(</text:span><text:span text:style-name="T9">$headers</text:span><text:span text:style-name="T2">) }}</text:span><text:span text:style-name="T8">"</text:span></text:p>
      <text:p text:style-name="P4">&gt;</text:p>
      <text:p text:style-name="P7">&lt;/search-table&gt;</text:p>
      <text:p text:style-name="P1">// <text:span text:style-name="T10">table-items kennt nur json, daher json-encode. $tenants ist ein array (das gleiche mit headers)</text:span></text:p>
      <text:p text:style-name="P2"/>
      <text:p text:style-name="P1">Error-anzeigen:</text:p>
      <text:p text:style-name="P2">&lt;v-alert type=“error“&gt;Error message&lt;/v-alert&gt;</text:p>
      <text:p text:style-name="P2"/>
      <text:p text:style-name="P1">Link aufrufen beim Klick auf Elemente:</text:p>
      <text:p text:style-name="P2">Fast alle Elemente besitzen href....</text:p>
      <text:p text:style-name="P2"/>
      <text:p text:style-name="P2"/>
      <text:p text:style-name="P1">Grid system</text:p>
      <text:p text:style-name="P2">// Wrapper für v-col. Use no-gutters to remove space between cols. Use justify=“end“ in order to move it to the end</text:p>
      <text:p text:style-name="P2">&lt;v-row&gt; </text:p>
      <text:p text:style-name="P2"><text:tab/>// Define a col. Define it's with by the cols=“<text:span text:style-name="T11">number</text:span>“ property</text:p>
      <text:p text:style-name="P2"><text:tab/>&lt;v-col&gt; </text:p>
      <text:p text:style-name="P2"><text:tab/><text:tab/>//content...</text:p>
      <text:p text:style-name="P2"><text:tab/>&lt;/v-col&gt;</text:p>
      <text:p text:style-name="P2">&lt;/v-row&gt;</text:p>
      <text:p text:style-name="P2"/>
      <text:p text:style-name="P2"/>
      <text:p text:style-name="P1">Place a button on the upper right corner over another context</text:p>
      <text:p text:style-name="P8"><text:span text:style-name="T3">&lt;div </text:span><text:span text:style-name="T5">class</text:span><text:span text:style-name="T7">="ma-12"</text:span><text:span text:style-name="T3">&gt;</text:span></text:p>
      <text:p text:style-name="P5"><text:span text:style-name="T3"><text:s text:c="4"/></text:span><text:span text:style-name="T4">&lt;v-row </text:span><text:span text:style-name="T6">no-gutters align</text:span><text:span text:style-name="T8">="center" </text:span><text:span text:style-name="T6">class</text:span><text:span text:style-name="T8">="mb-4"</text:span><text:span text:style-name="T4">&gt;</text:span></text:p>
      <text:p text:style-name="P5"><text:span text:style-name="T3"><text:s text:c="8"/></text:span><text:span text:style-name="T4">&lt;h1&gt;</text:span><text:span text:style-name="T1">Häufig gestellte Fragen</text:span><text:span text:style-name="T4">&lt;/h1&gt;</text:span></text:p>
      <text:p text:style-name="P10"><text:s text:c="8"/><text:span text:style-name="T1">&lt;v-spacer&gt;&lt;/v-spacer&gt;</text:span></text:p>
      <text:p text:style-name="P10"><text:s text:c="8"/><text:span text:style-name="T1">&lt;primary-button</text:span></text:p>
      <text:p text:style-name="P5"><text:span text:style-name="T3"><text:s text:c="16"/></text:span><text:span text:style-name="T6">text</text:span><text:span text:style-name="T8">="erstellen"</text:span></text:p>
      <text:p text:style-name="P5"><text:span text:style-name="T7"><text:s text:c="16"/></text:span><text:span text:style-name="T6">href</text:span><text:span text:style-name="T8">="</text:span><text:span text:style-name="T2">{{route(</text:span><text:span text:style-name="T13">'noTenant.admin.faqEntry.create'</text:span><text:span text:style-name="T2">)}}</text:span><text:span text:style-name="T8">"</text:span><text:span text:style-name="T4">&gt;</text:span></text:p>
      <text:p text:style-name="P10"><text:s text:c="8"/><text:span text:style-name="T1">&lt;/primary-button&gt;</text:span></text:p>
      <text:p text:style-name="P10"><text:s text:c="4"/><text:span text:style-name="T1">&lt;/v-row&gt;</text:span></text:p>
      <text:p text:style-name="P5"><text:span text:style-name="T3"><text:s text:c="4"/></text:span><text:span text:style-name="T4">&lt;div </text:span><text:span text:style-name="T6">class</text:span><text:span text:style-name="T8">="position-relative pb-12"</text:span><text:span text:style-name="T4">&gt;</text:span></text:p>
      <text:p text:style-name="P5"><text:span text:style-name="T3"><text:s text:c="8"/></text:span><text:span text:style-name="T14">@foreach(</text:span><text:span text:style-name="T9">$faqEntries </text:span><text:span text:style-name="T14">as </text:span><text:span text:style-name="T9">$faqEntry</text:span><text:span text:style-name="T14">)</text:span></text:p>
      <text:p text:style-name="P5"><text:span text:style-name="T15"><text:s text:c="12"/></text:span><text:span text:style-name="T4">&lt;v-card </text:span><text:span text:style-name="T6">class</text:span><text:span text:style-name="T8">="my-2 pa-2" </text:span><text:span text:style-name="T6">href</text:span><text:span text:style-name="T8">="</text:span><text:span text:style-name="T2">{{route(</text:span><text:span text:style-name="T13">'noTenant.admin.faqEntry.show'</text:span><text:span text:style-name="T14">, </text:span><text:span text:style-name="T9">$faqEntry</text:span><text:span text:style-name="T2">)}}</text:span><text:span text:style-name="T8">"</text:span><text:span text:style-name="T4">&gt;</text:span></text:p>
      <text:p text:style-name="P5"><text:span text:style-name="T3"><text:s text:c="16"/></text:span><text:span text:style-name="T2">{!! </text:span><text:span text:style-name="T9">$faqEntry</text:span><text:span text:style-name="T2">-&gt;</text:span><text:span text:style-name="T9">question </text:span><text:span text:style-name="T2">!!}</text:span></text:p>
      <text:p text:style-name="P5"><text:span text:style-name="T12"><text:s text:c="12"/></text:span><text:span text:style-name="T4">&lt;/v-card&gt;</text:span></text:p>
      <text:p text:style-name="P5"><text:span text:style-name="T3"><text:s text:c="8"/></text:span><text:span text:style-name="T14">@endforeach</text:span></text:p>
      <text:p text:style-name="P5"><text:span text:style-name="T15"><text:s text:c="4"/></text:span><text:span text:style-name="T4">&lt;/div&gt;</text:span></text:p>
      <text:p text:style-name="P4">&lt;/div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0T17:08:14</meta:creation-date>
    <dc:date>2020-07-24T13:23:11</dc:date>
    <meta:editing-duration>P3DT11H28M56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1" meta:paragraph-count="37" meta:word-count="124" meta:character-count="1246"/>
    <dc:creator>Norbert Mosinski</dc:creator>
  </office:meta>
</office:document-meta>
</file>